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language="zxx" fo:country="none" officeooo:paragraph-rsid="001d1dfb" style:language-asian="zxx" style:country-asian="none" style:language-complex="zxx" style:country-complex="none"/>
    </style:style>
    <style:style style:name="P2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1d1dfb" style:language-asian="zxx" style:country-asian="none" style:language-complex="zxx" style:country-complex="none"/>
    </style:style>
    <style:style style:name="P3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1d1dfb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d1dfb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rsid="000d7e0c" officeooo:paragraph-rsid="001d1dfb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line-height="0.568cm" fo:text-indent="0cm" style:auto-text-indent="false"/>
      <style:text-properties style:font-name="Times New Roman" fo:language="zxx" fo:country="none" officeooo:paragraph-rsid="001d1dfb" style:language-asian="zxx" style:country-asian="none" style:language-complex="zxx" style:country-complex="none"/>
    </style:style>
    <style:style style:name="P7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d1dfb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paragraph-rsid="001d1dfb" style:language-asian="zxx" style:country-asian="none" style:language-complex="zxx" style:country-complex="none"/>
    </style:style>
    <style:style style:name="P9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d1dfb" style:font-size-asian="12pt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d1dfb" style:font-size-asian="12pt" style:language-asian="zxx" style:country-asian="none" style:font-name-complex="Times New Roman1" style:language-complex="zxx" style:country-complex="none"/>
    </style:style>
    <style:style style:name="P11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d1dfb" style:font-size-asian="12pt" style:language-asian="zxx" style:country-asian="none" style:font-name-complex="Times New Roman1" style:language-complex="zxx" style:country-complex="none"/>
    </style:style>
    <style:style style:name="P12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d1dfb" style:font-size-asian="12pt" style:language-asian="zxx" style:country-asian="none" style:font-weight-asian="bold" style:font-name-complex="Times New Roman1" style:language-complex="zxx" style:country-complex="none"/>
    </style:style>
    <style:style style:name="P13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d1dfb" style:font-size-asian="10.5pt" style:language-asian="zxx" style:country-asian="none" style:font-weight-asian="bold" style:language-complex="zxx" style:country-complex="none"/>
    </style:style>
    <style:style style:name="P14" style:family="paragraph" style:parent-style-name="Text_20_body">
      <style:text-properties style:font-name="Times New Roman" fo:font-size="13pt" fo:language="zxx" fo:country="none" officeooo:paragraph-rsid="001d1dfb" style:font-size-asian="13pt" style:language-asian="zxx" style:country-asian="none" style:language-complex="zxx" style:country-complex="none"/>
    </style:style>
    <style:style style:name="P15" style:family="paragraph" style:parent-style-name="Text_20_body">
      <style:text-properties style:font-name="Times New Roman" fo:font-size="15pt" fo:language="zxx" fo:country="none" officeooo:paragraph-rsid="001d1dfb" style:font-size-asian="1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8cm" fo:margin-bottom="0cm" style:contextual-spacing="false"/>
      <style:text-properties style:font-name="Times New Roman" fo:font-size="18.5pt" fo:language="zxx" fo:country="none" officeooo:paragraph-rsid="001d1dfb" style:font-size-asian="18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d1dfb" style:font-size-asian="14.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d1dfb" style:font-size-asian="20.5pt" style:language-asian="zxx" style:country-asian="none" style:language-complex="zxx" style:country-complex="none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zxx" fo:country="none" fo:font-weight="normal" officeooo:paragraph-rsid="001d1dfb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20" style:family="paragraph" style:parent-style-name="List_20_Paragraph">
      <style:paragraph-properties fo:text-align="justify" style:justify-single-word="false"/>
      <style:text-properties style:font-name="Times New Roman" fo:font-size="14pt" fo:language="zxx" fo:country="none" fo:font-weight="normal" officeooo:paragraph-rsid="001eeda8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P21" style:family="paragraph" style:parent-style-name="List_20_Paragraph" style:list-style-name="WWNum4">
      <style:paragraph-properties fo:text-align="justify" style:justify-single-word="false"/>
      <style:text-properties style:font-name="Times New Roman" fo:font-size="14pt" fo:language="zxx" fo:country="none" officeooo:paragraph-rsid="001eeda8" style:font-size-asian="14pt" style:language-asian="zxx" style:country-asian="none" style:font-name-complex="Times New Roman1" style:font-size-complex="14pt" style:language-complex="zxx" style:country-complex="none"/>
    </style:style>
    <style:style style:name="P22" style:family="paragraph" style:parent-style-name="List_20_Paragraph" style:list-style-name="WWNum4">
      <style:paragraph-properties fo:text-align="justify" style:justify-single-word="false"/>
      <style:text-properties style:font-name="Times New Roman" fo:language="zxx" fo:country="none" officeooo:paragraph-rsid="001eeda8" style:language-asian="zxx" style:country-asian="none" style:language-complex="zxx" style:country-complex="none"/>
    </style:style>
    <style:style style:name="P2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language="zxx" fo:country="none" officeooo:rsid="002166ef" officeooo:paragraph-rsid="001eeda8" style:language-asian="zxx" style:country-asian="none" style:language-complex="zxx" style:country-complex="none"/>
    </style:style>
    <style:style style:name="P2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language="zxx" fo:country="none" fo:font-weight="bold" officeooo:rsid="002166ef" officeooo:paragraph-rsid="001eeda8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language="zxx" fo:country="none" fo:font-weight="bold" officeooo:rsid="002166ef" officeooo:paragraph-rsid="002166ef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language="zxx" fo:country="none" fo:font-weight="normal" officeooo:rsid="002166ef" officeooo:paragraph-rsid="002166ef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bold" officeooo:paragraph-rsid="001d1dfb" style:font-size-asian="14pt" style:language-asian="zxx" style:country-asian="none" style:font-weight-asian="bold" style:font-name-complex="Times New Roman1" style:font-size-complex="14pt" style:language-complex="zxx" style:country-complex="none"/>
    </style:style>
    <style:style style:name="P28" style:family="paragraph" style:parent-style-name="Standard">
      <loext:graphic-properties draw:fill="solid" draw:fill-color="#2b2b2b"/>
      <style:paragraph-properties fo:margin-left="0cm" fo:margin-right="0cm" fo:text-align="start" style:justify-single-word="false" fo:text-indent="0cm" style:auto-text-indent="false" fo:background-color="#2b2b2b" fo:padding="0cm" fo:border="none" style:shadow="none"/>
      <style:text-properties style:font-name="Times New Roman" fo:language="zxx" fo:country="none" officeooo:rsid="002166ef" officeooo:paragraph-rsid="001eeda8" style:language-asian="zxx" style:country-asian="none" style:language-complex="zxx" style:country-complex="none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language="zxx" fo:country="none" officeooo:rsid="002166ef" officeooo:paragraph-rsid="001eeda8" style:language-asian="zxx" style:country-asian="none" style:language-complex="zxx" style:country-complex="none"/>
    </style:style>
    <style:style style:name="P30" style:family="paragraph" style:parent-style-name="Standard">
      <loext:graphic-properties draw:fill="solid" draw:fill-color="#2b2b2b"/>
      <style:paragraph-properties fo:margin-left="0cm" fo:margin-right="0cm" fo:text-align="start" style:justify-single-word="false" fo:text-indent="0cm" style:auto-text-indent="false" fo:background-color="#2b2b2b" fo:padding="0cm" fo:border="none" style:shadow="none"/>
      <style:text-properties style:font-name="Times New Roman" fo:language="zxx" fo:country="none" fo:font-weight="bold" officeooo:rsid="002166ef" officeooo:paragraph-rsid="001eeda8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language="zxx" fo:country="none" fo:font-weight="bold" officeooo:rsid="002166ef" officeooo:paragraph-rsid="001eeda8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size="18pt" fo:font-weight="bold" style:font-size-asian="18pt" style:font-weight-asian="bold" style:font-name-complex="Times New Roman1"/>
    </style:style>
    <style:style style:name="T2" style:family="text">
      <style:text-properties fo:font-size="18pt" fo:font-weight="bold" officeooo:rsid="001d1dfb" style:font-size-asian="18pt" style:font-weight-asian="bold" style:font-name-complex="Times New Roman1"/>
    </style:style>
    <style:style style:name="T3" style:family="text">
      <style:text-properties fo:font-size="14pt" style:font-size-asian="14pt" style:font-name-complex="Times New Roman1" style:font-size-complex="14pt"/>
    </style:style>
    <style:style style:name="T4" style:family="text">
      <style:text-properties fo:font-size="14pt" officeooo:rsid="000e9cab" style:font-size-asian="14pt" style:font-name-complex="Times New Roman1" style:font-size-complex="14pt"/>
    </style:style>
    <style:style style:name="T5" style:family="text">
      <style:text-properties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fo:font-size="14pt" fo:font-weight="bold" style:font-size-asian="14pt" style:font-weight-asian="bold" style:font-name-complex="Times New Roman1" style:font-size-complex="14pt" style:font-weight-complex="normal"/>
    </style:style>
    <style:style style:name="T7" style:family="text">
      <style:text-properties fo:font-size="14pt" fo:font-weight="bold" officeooo:rsid="001d1dfb" style:font-size-asian="14pt" style:font-weight-asian="bold" style:font-name-complex="Times New Roman1" style:font-size-complex="14pt"/>
    </style:style>
    <style:style style:name="T8" style:family="text">
      <style:text-properties fo:font-size="14pt" fo:language="ru" fo:country="RU" fo:font-weight="bold" officeooo:rsid="001d1dfb" style:font-size-asian="14pt" style:font-weight-asian="bold" style:font-name-complex="Times New Roman1" style:font-size-complex="14pt"/>
    </style:style>
    <style:style style:name="T9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font-size="14pt" fo:language="en" fo:country="US" fo:font-weight="normal" style:font-size-asian="14pt" style:font-weight-asian="normal" style:font-name-complex="Times New Roman1" style:font-size-complex="14pt" style:language-complex="zxx" style:country-complex="none" style:font-weight-complex="normal"/>
    </style:style>
    <style:style style:name="T11" style:family="text">
      <style:text-properties fo:font-size="14pt" fo:language="zxx" fo:country="none" fo:font-weight="normal" style:font-size-asian="14pt" style:font-weight-asian="normal" style:font-name-complex="Times New Roman1" style:font-size-complex="14pt" style:language-complex="zxx" style:country-complex="none" style:font-weight-complex="normal"/>
    </style:style>
    <style:style style:name="T12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НАУКИ И ВЫСШЕГО ОБРАЗОВАНИЯ РОССИЙСКОЙ ФЕДЕРАЦИИ</text:p>
      <text:p text:style-name="P11">ФЕДЕРАЛЬНОЕ ГОСУДАРСТВЕННОЕ БЮДЖЕТНОЕ ОБРАЗОВАТЕЛЬНОЕ УЧРЕЖДЕНИЕ ВЫСШЕГО ОБРАЗОВАНИЯ</text:p>
      <text:p text:style-name="P12">«БЕЛГОРОДСКИЙ ГОСУДАРСТВЕННЫЙ ТЕХНОЛОГИЧЕСКИЙ УНИВЕРСИТЕТ им. В. Г. ШУХОВА» (БГТУ им. В.Г. Шухова)</text:p>
      <text:p text:style-name="P13"/>
      <text:p text:style-name="P10">Кафедра программного обеспечения вычислительной техники и автоматизированных систем</text:p>
      <text:p text:style-name="P14"/>
      <text:p text:style-name="P14"/>
      <text:p text:style-name="P14"/>
      <text:p text:style-name="P14"/>
      <text:p text:style-name="P14"/>
      <text:p text:style-name="P14"/>
      <text:p text:style-name="P7"/>
      <text:p text:style-name="P2"><text:span text:style-name="T1">Лабораторная работа №</text:span><text:span text:style-name="T2">2</text:span><text:span text:style-name="T1"><text:line-break/></text:span><text:span text:style-name="T3">по дисциплине: «</text:span><text:span text:style-name="T4">ООП</text:span><text:span text:style-name="T3">»</text:span></text:p>
      <text:p text:style-name="P15"/>
      <text:p text:style-name="P15"/>
      <text:p text:style-name="P16"/>
      <text:p text:style-name="P8">Выполнил: ст. группы ПВ-211</text:p>
      <text:p text:style-name="P5">Чувилко Илья Романович</text:p>
      <text:p text:style-name="P17"/>
      <text:p text:style-name="P6">Проверил:</text:p>
      <text:p text:style-name="P6">Буханов Дмитрий Геннадьевич</text:p>
      <text:p text:style-name="P6">Харитонов Сергей Дмитриевич</text:p>
      <text:p text:style-name="P15"/>
      <text:p text:style-name="P18"/>
      <text:p text:style-name="P18"/>
      <text:p text:style-name="P18"/>
      <text:p text:style-name="P18"/>
      <text:p text:style-name="P4">Белгород 2023 г.</text:p>
      <text:p text:style-name="P4"/>
      <text:p text:style-name="P3"><text:soft-page-break/><text:span text:style-name="T7">Тема: </text:span><text:span text:style-name="T9">Модульное программирование. Интерфейсы.</text:span></text:p>
      <text:p text:style-name="P1"><text:span text:style-name="T5">Цель работы: </text:span><text:span text:style-name="T9">Получение навыков модульной декомпозиции предметной области, создания модулей. Разработка интерфейсов.</text:span></text:p>
      <text:p text:style-name="P19"/>
      <text:p text:style-name="P1"><text:span text:style-name="T6">Задание:</text:span><text:span text:style-name="T9"> Разработать программу, состоящую из трех модулей в соответствии с указанным вариантом задания. Первый модуль – основной код программы; второй содержит интерфейсы; третий модуль – реализацию этих интерфейсов. Количество структур данных ("объектов") не менее пяти.</text:span></text:p>
      <text:p text:style-name="P19"/>
      <text:p text:style-name="P27">Содержание отчета:</text:p>
      <text:list xml:id="list2161164213" text:style-name="WWNum4">
        <text:list-item>
          <text:p text:style-name="P21">Тема, цель работы, вариант задания.</text:p>
        </text:list-item>
        <text:list-item>
          <text:p text:style-name="P22"><text:span text:style-name="T9">Реализация задачи на языке C++.</text:span></text:p>
        </text:list-item>
      </text:list>
      <text:p text:style-name="P20"/>
      <text:p text:style-name="P24">Основной код программы:</text:p>
      <text:p text:style-name="P28"><text:span text:style-name="T12">#include </text:span><text:span text:style-name="T13">"FilmLibrary.h"</text:span><text:line-break/><text:line-break/><text:span text:style-name="T14">int </text:span><text:span text:style-name="T15">main</text:span><text:span text:style-name="T16">() {</text:span><text:line-break/><text:span text:style-name="T16"> <text:s/></text:span><text:span text:style-name="T17">vector</text:span><text:span text:style-name="T16">&lt;</text:span><text:span text:style-name="T17">Movie</text:span><text:span text:style-name="T16">&gt; m = {</text:span><text:line-break/><text:span text:style-name="T16"> <text:s text:c="3"/>{</text:span><text:span text:style-name="T13">"Первый"</text:span><text:span text:style-name="T14">, <text:s text:c="3"/></text:span><text:span text:style-name="T18">10</text:span><text:span text:style-name="T14">, </text:span><text:span text:style-name="T16">{</text:span><text:span text:style-name="T13">"a"</text:span><text:span text:style-name="T14">, </text:span><text:span text:style-name="T13">"b"</text:span><text:span text:style-name="T16">}}</text:span><text:span text:style-name="T14">,</text:span><text:line-break/><text:span text:style-name="T14"> <text:s text:c="3"/></text:span><text:span text:style-name="T16">{</text:span><text:span text:style-name="T13">"Второй"</text:span><text:span text:style-name="T14">, <text:s text:c="3"/></text:span><text:span text:style-name="T18">23</text:span><text:span text:style-name="T14">, </text:span><text:span text:style-name="T16">{</text:span><text:span text:style-name="T13">"b"</text:span><text:span text:style-name="T14">, </text:span><text:span text:style-name="T13">"c"</text:span><text:span text:style-name="T16">}}</text:span><text:span text:style-name="T14">,</text:span><text:line-break/><text:span text:style-name="T14"> <text:s text:c="3"/></text:span><text:span text:style-name="T16">{</text:span><text:span text:style-name="T13">"Третий"</text:span><text:span text:style-name="T14">, <text:s text:c="3"/></text:span><text:span text:style-name="T18">1</text:span><text:span text:style-name="T14">, <text:s/></text:span><text:span text:style-name="T16">{</text:span><text:span text:style-name="T13">"a"</text:span><text:span text:style-name="T14">, </text:span><text:span text:style-name="T13">"c"</text:span><text:span text:style-name="T16">}}</text:span><text:span text:style-name="T14">,</text:span><text:line-break/><text:span text:style-name="T14"> <text:s text:c="3"/></text:span><text:span text:style-name="T16">{</text:span><text:span text:style-name="T13">"Четвертый"</text:span><text:span text:style-name="T14">, </text:span><text:span text:style-name="T18">2</text:span><text:span text:style-name="T14">, <text:s/></text:span><text:span text:style-name="T16">{</text:span><text:span text:style-name="T13">"c"</text:span><text:span text:style-name="T14">, </text:span><text:span text:style-name="T13">"d"</text:span><text:span text:style-name="T16">}}</text:span><text:line-break/><text:span text:style-name="T16"> <text:s/>}</text:span><text:span text:style-name="T14">;</text:span><text:line-break/><text:span text:style-name="T14"> <text:s/></text:span><text:span text:style-name="T17">Explorer</text:span><text:span text:style-name="T16">::</text:span><text:span text:style-name="T19">movies </text:span><text:span text:style-name="T20">= </text:span><text:span text:style-name="T16">m</text:span><text:span text:style-name="T14">;</text:span><text:line-break/><text:line-break/><text:span text:style-name="T14"> <text:s/>while </text:span><text:span text:style-name="T16">(</text:span><text:span text:style-name="T14">true</text:span><text:span text:style-name="T16">) {</text:span><text:line-break/><text:span text:style-name="T16"> <text:s text:c="3"/></text:span><text:span text:style-name="T17">Explorer</text:span><text:span text:style-name="T16">::outputMovies()</text:span><text:span text:style-name="T14">;</text:span><text:line-break/><text:span text:style-name="T14"> <text:s text:c="3"/></text:span><text:span text:style-name="T16">cout </text:span><text:span text:style-name="T20">&lt;&lt; </text:span><text:span text:style-name="T13">"Введите:</text:span><text:span text:style-name="T14">\n</text:span><text:span text:style-name="T13"> "</text:span><text:line-break/><text:span text:style-name="T13"> <text:s text:c="11"/>"ft - поиск фильма по названию</text:span><text:span text:style-name="T14">\n</text:span><text:span text:style-name="T13">"</text:span><text:line-break/><text:span text:style-name="T13"> <text:s text:c="11"/>"fg - поиск фильма по вашему любимому жанру</text:span><text:span text:style-name="T14">\n</text:span><text:span text:style-name="T13">"</text:span><text:line-break/><text:span text:style-name="T13"> <text:s text:c="11"/>"play - воспроизведение фильма по названию</text:span><text:span text:style-name="T14">\n</text:span><text:span text:style-name="T13">"</text:span><text:line-break/><text:span text:style-name="T13"> <text:s text:c="11"/>"u - загрузка своего фильма</text:span><text:span text:style-name="T14">\n</text:span><text:span text:style-name="T13">"</text:span><text:line-break/><text:span text:style-name="T13"> <text:s text:c="11"/>"q - выход из программы</text:span><text:span text:style-name="T14">\n</text:span><text:span text:style-name="T13">"</text:span><text:line-break/><text:span text:style-name="T13"> <text:s text:c="11"/>"Так что же вы собираетесь делать? "</text:span><text:span text:style-name="T14">;</text:span><text:line-break/><text:span text:style-name="T14"> <text:s text:c="3"/></text:span><text:span text:style-name="T21">string </text:span><text:span text:style-name="T16">input</text:span><text:span text:style-name="T14">;</text:span><text:line-break/><text:span text:style-name="T14"> <text:s text:c="3"/></text:span><text:span text:style-name="T16">cin </text:span><text:span text:style-name="T20">&gt;&gt; </text:span><text:span text:style-name="T16">input</text:span><text:span text:style-name="T14">;</text:span><text:line-break/><text:span text:style-name="T14"> <text:s text:c="3"/>if </text:span><text:span text:style-name="T16">(input </text:span><text:span text:style-name="T20">== </text:span><text:span text:style-name="T13">"ft"</text:span><text:span text:style-name="T16">)</text:span><text:line-break/><text:span text:style-name="T16"> <text:s text:c="5"/></text:span><text:span text:style-name="T17">Finder</text:span><text:span text:style-name="T16">::findByTitle()</text:span><text:span text:style-name="T14">;</text:span><text:line-break/><text:span text:style-name="T14"> <text:s text:c="3"/>else if </text:span><text:span text:style-name="T16">(input </text:span><text:span text:style-name="T20">== </text:span><text:span text:style-name="T13">"fg"</text:span><text:span text:style-name="T16">)</text:span><text:line-break/><text:span text:style-name="T16"> <text:s text:c="5"/></text:span><text:span text:style-name="T17">Finder</text:span><text:span text:style-name="T16">::findByGenres()</text:span><text:span text:style-name="T14">;</text:span><text:line-break/><text:span text:style-name="T14"> <text:s text:c="3"/>else if </text:span><text:span text:style-name="T16">(input </text:span><text:span text:style-name="T20">== </text:span><text:span text:style-name="T13">"play"</text:span><text:span text:style-name="T16">)</text:span><text:line-break/><text:span text:style-name="T16"> <text:s text:c="5"/></text:span><text:span text:style-name="T17">Player</text:span><text:span text:style-name="T16">::play()</text:span><text:span text:style-name="T14">;</text:span><text:line-break/><text:span text:style-name="T14"> <text:s text:c="3"/>else if </text:span><text:span text:style-name="T16">(input </text:span><text:span text:style-name="T20">== </text:span><text:span text:style-name="T13">"u"</text:span><text:span text:style-name="T16">)</text:span><text:line-break/><text:span text:style-name="T16"> <text:s text:c="5"/></text:span><text:span text:style-name="T17">Upload</text:span><text:span text:style-name="T16">::upload()</text:span><text:span text:style-name="T14">;</text:span><text:line-break/><text:span text:style-name="T14"> <text:s text:c="3"/>else if </text:span><text:span text:style-name="T16">(input </text:span><text:span text:style-name="T20">== </text:span><text:span text:style-name="T13">"q"</text:span><text:span text:style-name="T16">)</text:span><text:line-break/><text:span text:style-name="T16"> <text:s text:c="5"/></text:span><text:span text:style-name="T14">break;</text:span><text:line-break/><text:span text:style-name="T14"> <text:s/></text:span><text:span text:style-name="T16">}</text:span><text:line-break/><text:line-break/><text:span text:style-name="T16"> <text:s/></text:span><text:span text:style-name="T14">return </text:span><text:span text:style-name="T18">0</text:span><text:span text:style-name="T14">;</text:span><text:line-break/><text:span text:style-name="T16">}</text:span></text:p>
      <text:p text:style-name="P29"/>
      <text:p text:style-name="P23"/>
      <text:p text:style-name="P23"/>
      <text:p text:style-name="P23"/>
      <text:p text:style-name="P23"/>
      <text:p text:style-name="P24"><text:soft-page-break/>Содержимое заголовочного файла:</text:p>
      <text:p text:style-name="P30"><text:span text:style-name="T12">#ifndef </text:span><text:span text:style-name="T16">CODE_FILMLIBRARY_H</text:span><text:line-break/><text:span text:style-name="T12">#define </text:span><text:span text:style-name="T16">CODE_FILMLIBRARY_H</text:span><text:line-break/><text:line-break/><text:span text:style-name="T12">#include </text:span><text:span text:style-name="T13">&lt;iostream&gt;</text:span><text:line-break/><text:span text:style-name="T12">#include </text:span><text:span text:style-name="T13">&lt;utility&gt;</text:span><text:line-break/><text:span text:style-name="T12">#include </text:span><text:span text:style-name="T13">&lt;vector&gt;</text:span><text:line-break/><text:span text:style-name="T12">#include </text:span><text:span text:style-name="T13">&lt;windows.h&gt;</text:span><text:line-break/><text:line-break/><text:span text:style-name="T14">using namespace </text:span><text:span text:style-name="T16">std</text:span><text:span text:style-name="T14">;</text:span><text:line-break/><text:line-break/><text:span text:style-name="T14">struct </text:span><text:span text:style-name="T16">Movie {</text:span><text:line-break/><text:span text:style-name="T16"> <text:s/></text:span><text:span text:style-name="T14">public</text:span><text:span text:style-name="T16">:</text:span><text:line-break/><text:span text:style-name="T16"> <text:s/>Movie()</text:span><text:span text:style-name="T14">;</text:span><text:line-break/><text:span text:style-name="T14"> <text:s/></text:span><text:span text:style-name="T16">Movie(string title</text:span><text:span text:style-name="T14">, int </text:span><text:span text:style-name="T16">duration</text:span><text:span text:style-name="T14">, </text:span><text:span text:style-name="T16">vector&lt;string&gt; genres)</text:span><text:span text:style-name="T14">;</text:span><text:line-break/><text:line-break/><text:span text:style-name="T14"> <text:s/></text:span><text:span text:style-name="T16">string title</text:span><text:span text:style-name="T14">;</text:span><text:line-break/><text:span text:style-name="T14"> <text:s/>int </text:span><text:span text:style-name="T16">durationSec</text:span><text:span text:style-name="T14">;</text:span><text:line-break/><text:span text:style-name="T14"> <text:s/></text:span><text:span text:style-name="T16">vector&lt;string&gt; genres</text:span><text:span text:style-name="T14">;</text:span><text:line-break/><text:span text:style-name="T14"> <text:s/></text:span><text:span text:style-name="T16">vector&lt;string&gt; reviews</text:span><text:span text:style-name="T14">;</text:span><text:line-break/><text:line-break/><text:span text:style-name="T14"> <text:s/>void </text:span><text:span text:style-name="T16">outputTitle() </text:span><text:span text:style-name="T14">const;</text:span><text:line-break/><text:line-break/><text:span text:style-name="T14"> <text:s/>void </text:span><text:span text:style-name="T16">outputGenres()</text:span><text:span text:style-name="T14">;</text:span><text:line-break/><text:line-break/><text:span text:style-name="T14"> <text:s/>void </text:span><text:span text:style-name="T16">outputReviews()</text:span><text:span text:style-name="T14">;</text:span><text:line-break/><text:line-break/><text:span text:style-name="T14"> <text:s/>void </text:span><text:span text:style-name="T16">output()</text:span><text:span text:style-name="T14">;</text:span><text:line-break/><text:span text:style-name="T16">}</text:span><text:span text:style-name="T14">;</text:span><text:line-break/><text:line-break/><text:span text:style-name="T14">class </text:span><text:span text:style-name="T16">Explorer {</text:span><text:line-break/><text:span text:style-name="T16"> <text:s/></text:span><text:span text:style-name="T14">public</text:span><text:span text:style-name="T16">:</text:span><text:line-break/><text:span text:style-name="T16"> <text:s/></text:span><text:span text:style-name="T14">static </text:span><text:span text:style-name="T16">vector&lt;Movie&gt; movies</text:span><text:span text:style-name="T14">;</text:span><text:line-break/><text:line-break/><text:span text:style-name="T14"> <text:s/>static void </text:span><text:span text:style-name="T16">outputMovies()</text:span><text:span text:style-name="T14">;</text:span><text:line-break/><text:span text:style-name="T16">}</text:span><text:span text:style-name="T14">;</text:span><text:line-break/><text:line-break/><text:span text:style-name="T14">class </text:span><text:span text:style-name="T16">Finder : </text:span><text:span text:style-name="T14">public </text:span><text:span text:style-name="T16">Explorer {</text:span><text:line-break/><text:span text:style-name="T16"> <text:s/></text:span><text:span text:style-name="T14">public</text:span><text:span text:style-name="T16">:</text:span><text:line-break/><text:span text:style-name="T16"> <text:s/></text:span><text:span text:style-name="T14">static </text:span><text:span text:style-name="T16">Movie findByTitle()</text:span><text:span text:style-name="T14">;</text:span><text:line-break/><text:span text:style-name="T14"> <text:s/>static void </text:span><text:span text:style-name="T16">findByGenres()</text:span><text:span text:style-name="T14">;</text:span><text:line-break/><text:span text:style-name="T16">}</text:span><text:span text:style-name="T14">;</text:span><text:line-break/><text:line-break/><text:span text:style-name="T14">class </text:span><text:span text:style-name="T16">Player : </text:span><text:span text:style-name="T14">public </text:span><text:span text:style-name="T16">Finder {</text:span><text:line-break/><text:span text:style-name="T16"> <text:s/></text:span><text:span text:style-name="T14">public</text:span><text:span text:style-name="T16">:</text:span><text:line-break/><text:span text:style-name="T16"> <text:s/></text:span><text:span text:style-name="T14">static void </text:span><text:span text:style-name="T16">play()</text:span><text:span text:style-name="T14">;</text:span><text:line-break/><text:span text:style-name="T16">}</text:span><text:span text:style-name="T14">;</text:span><text:line-break/><text:line-break/><text:span text:style-name="T14">class </text:span><text:span text:style-name="T16">Upload : </text:span><text:span text:style-name="T14">public </text:span><text:span text:style-name="T16">Explorer {</text:span><text:line-break/><text:span text:style-name="T16"> <text:s/></text:span><text:span text:style-name="T14">public</text:span><text:span text:style-name="T16">:</text:span><text:line-break/><text:span text:style-name="T16"> <text:s/></text:span><text:span text:style-name="T14">static void </text:span><text:span text:style-name="T16">upload()</text:span><text:span text:style-name="T14">;</text:span><text:line-break/><text:span text:style-name="T16">}</text:span><text:span text:style-name="T14">;</text:span><text:line-break/><text:line-break/><text:line-break/><text:span text:style-name="T12">#endif </text:span><text:span text:style-name="T22">//CODE_FILMLIBRARY_H</text:span></text:p>
      <text:p text:style-name="P31"><text:s/></text:p>
      <text:p text:style-name="P31"/>
      <text:p text:style-name="P31"/>
      <text:p text:style-name="P31"><text:soft-page-break/>Содержимое исполняемого файла:</text:p>
      <text:p text:style-name="P30"><text:span text:style-name="T12">#include </text:span><text:span text:style-name="T13">"FilmLibrary.h"</text:span><text:line-break/><text:line-break/><text:span text:style-name="T12">#include </text:span><text:span text:style-name="T13">&lt;utility&gt;</text:span><text:line-break/><text:line-break/><text:span text:style-name="T14">void </text:span><text:span text:style-name="T16">Movie::outputTitle() </text:span><text:span text:style-name="T14">const </text:span><text:span text:style-name="T16">{</text:span><text:line-break/><text:span text:style-name="T16"> <text:s/>cout &lt;&lt; </text:span><text:span text:style-name="T13">"Title: " </text:span><text:span text:style-name="T16">&lt;&lt; title &lt;&lt; </text:span><text:span text:style-name="T13">"</text:span><text:span text:style-name="T14">\t</text:span><text:span text:style-name="T13">"</text:span><text:span text:style-name="T14">;</text:span><text:line-break/><text:span text:style-name="T16">}</text:span><text:line-break/><text:line-break/><text:span text:style-name="T14">void </text:span><text:span text:style-name="T16">Movie::outputGenres() {</text:span><text:line-break/><text:span text:style-name="T16"> <text:s/>cout &lt;&lt; </text:span><text:span text:style-name="T13">"Genres: "</text:span><text:span text:style-name="T14">;</text:span><text:line-break/><text:span text:style-name="T14"> <text:s/>for </text:span><text:span text:style-name="T16">(</text:span><text:span text:style-name="T14">auto </text:span><text:span text:style-name="T16">&amp;i: genres)</text:span><text:line-break/><text:span text:style-name="T16"> <text:s text:c="3"/>cout &lt;&lt; i &lt;&lt; </text:span><text:span text:style-name="T13">", "</text:span><text:span text:style-name="T14">;</text:span><text:line-break/><text:span text:style-name="T16">}</text:span><text:line-break/><text:line-break/><text:span text:style-name="T14">void </text:span><text:span text:style-name="T16">Movie::outputReviews() {</text:span><text:line-break/><text:span text:style-name="T16"> <text:s/>cout &lt;&lt; </text:span><text:span text:style-name="T13">"Reviews: "</text:span><text:span text:style-name="T14">;</text:span><text:line-break/><text:span text:style-name="T14"> <text:s/>for </text:span><text:span text:style-name="T16">(</text:span><text:span text:style-name="T14">auto </text:span><text:span text:style-name="T16">&amp;i: reviews)</text:span><text:line-break/><text:span text:style-name="T16"> <text:s text:c="3"/>cout &lt;&lt; i &lt;&lt; </text:span><text:span text:style-name="T13">", "</text:span><text:span text:style-name="T14">;</text:span><text:line-break/><text:span text:style-name="T16">}</text:span><text:line-break/><text:line-break/><text:span text:style-name="T14">void </text:span><text:span text:style-name="T16">Movie::output() {</text:span><text:line-break/><text:span text:style-name="T16"> <text:s/>outputTitle()</text:span><text:span text:style-name="T14">;</text:span><text:line-break/><text:span text:style-name="T14"> <text:s/></text:span><text:span text:style-name="T16">outputGenres()</text:span><text:span text:style-name="T14">;</text:span><text:line-break/><text:span text:style-name="T14"> <text:s/></text:span><text:span text:style-name="T16">outputReviews()</text:span><text:span text:style-name="T14">;</text:span><text:line-break/><text:span text:style-name="T14"> <text:s/></text:span><text:span text:style-name="T16">cout &lt;&lt; endl</text:span><text:span text:style-name="T14">;</text:span><text:line-break/><text:span text:style-name="T16">}</text:span><text:line-break/><text:line-break/><text:span text:style-name="T16">Movie::Movie(string title</text:span><text:span text:style-name="T14">, int </text:span><text:span text:style-name="T16">duration</text:span><text:span text:style-name="T14">, </text:span><text:span text:style-name="T16">vector&lt;string&gt; genres) {</text:span><text:line-break/><text:span text:style-name="T16"> <text:s/></text:span><text:span text:style-name="T14">this</text:span><text:span text:style-name="T16">-&gt;title = std::move(title)</text:span><text:span text:style-name="T14">;</text:span><text:line-break/><text:span text:style-name="T14"> <text:s/>this</text:span><text:span text:style-name="T16">-&gt;durationSec = duration</text:span><text:span text:style-name="T14">;</text:span><text:line-break/><text:span text:style-name="T14"> <text:s/>this</text:span><text:span text:style-name="T16">-&gt;genres = std::move(genres)</text:span><text:span text:style-name="T14">;</text:span><text:line-break/><text:span text:style-name="T16">}</text:span><text:line-break/><text:line-break/><text:span text:style-name="T16">Movie::Movie() {</text:span><text:line-break/><text:span text:style-name="T16"> <text:s/></text:span><text:span text:style-name="T14">this</text:span><text:span text:style-name="T16">-&gt;title = </text:span><text:span text:style-name="T13">""</text:span><text:span text:style-name="T14">;</text:span><text:line-break/><text:span text:style-name="T14"> <text:s/>this</text:span><text:span text:style-name="T16">-&gt;durationSec = </text:span><text:span text:style-name="T18">0</text:span><text:span text:style-name="T14">;</text:span><text:line-break/><text:span text:style-name="T14"> <text:s/>this</text:span><text:span text:style-name="T16">-&gt;genres = {}</text:span><text:span text:style-name="T14">;</text:span><text:line-break/><text:span text:style-name="T16">}</text:span><text:line-break/><text:line-break/><text:span text:style-name="T14">void </text:span><text:span text:style-name="T16">Explorer::outputMovies() {</text:span><text:line-break/><text:span text:style-name="T16"> <text:s/></text:span><text:span text:style-name="T14">for </text:span><text:span text:style-name="T16">(</text:span><text:span text:style-name="T14">auto </text:span><text:span text:style-name="T16">&amp;i: movies)</text:span><text:line-break/><text:span text:style-name="T16"> <text:s text:c="3"/>i.output()</text:span><text:span text:style-name="T14">;</text:span><text:line-break/><text:span text:style-name="T16">}</text:span><text:line-break/><text:line-break/><text:span text:style-name="T16">Movie Finder::findByTitle() {</text:span><text:line-break/><text:span text:style-name="T16"> <text:s/>string title</text:span><text:span text:style-name="T14">;</text:span><text:line-break/><text:span text:style-name="T14"> <text:s/></text:span><text:span text:style-name="T16">cout &lt;&lt; </text:span><text:span text:style-name="T13">"Введите название фильма: "</text:span><text:span text:style-name="T14">;</text:span><text:line-break/><text:span text:style-name="T14"> <text:s/></text:span><text:span text:style-name="T16">cin &gt;&gt; title</text:span><text:span text:style-name="T14">;</text:span><text:line-break/><text:span text:style-name="T14"> <text:s/>for </text:span><text:span text:style-name="T16">(</text:span><text:span text:style-name="T14">auto </text:span><text:span text:style-name="T16">&amp;i: movies)</text:span><text:line-break/><text:span text:style-name="T16"> <text:s text:c="3"/></text:span><text:span text:style-name="T14">if </text:span><text:span text:style-name="T16">(i.title == title)</text:span><text:line-break/><text:span text:style-name="T16"> <text:s text:c="5"/></text:span><text:span text:style-name="T14">return </text:span><text:span text:style-name="T16">i</text:span><text:span text:style-name="T14">;</text:span><text:line-break/><text:line-break/><text:span text:style-name="T14"> <text:s/></text:span><text:span text:style-name="T16">Movie error(</text:span><text:span text:style-name="T13">"Not Find"</text:span><text:span text:style-name="T14">, </text:span><text:span text:style-name="T18">0</text:span><text:span text:style-name="T14">, </text:span><text:span text:style-name="T16">{})</text:span><text:span text:style-name="T14">;</text:span><text:line-break/><text:span text:style-name="T14"> <text:s/></text:span><text:span text:style-name="T16">cout &lt;&lt; </text:span><text:span text:style-name="T13">"Не найдено фильма с веденным названием"</text:span><text:span text:style-name="T14">;</text:span><text:line-break/><text:span text:style-name="T14"> <text:s/>return </text:span><text:span text:style-name="T16">error</text:span><text:span text:style-name="T14">;</text:span><text:line-break/><text:span text:style-name="T16">}</text:span><text:line-break/><text:line-break/><text:span text:style-name="T14">void </text:span><text:span text:style-name="T16">Finder::findByGenres() {</text:span><text:line-break/><text:span text:style-name="T16"> <text:s/>string genre</text:span><text:span text:style-name="T14">;</text:span><text:line-break/><text:soft-page-break/><text:span text:style-name="T14"> <text:s/></text:span><text:span text:style-name="T16">cout &lt;&lt; </text:span><text:span text:style-name="T13">"Введите ваш любимый жанр: "</text:span><text:span text:style-name="T14">;</text:span><text:line-break/><text:span text:style-name="T14"> <text:s/></text:span><text:span text:style-name="T16">cin &gt;&gt; genre</text:span><text:span text:style-name="T14">;</text:span><text:line-break/><text:span text:style-name="T14"> <text:s/></text:span><text:span text:style-name="T16">vector&lt;Movie&gt; res(</text:span><text:span text:style-name="T18">0</text:span><text:span text:style-name="T16">)</text:span><text:span text:style-name="T14">;</text:span><text:line-break/><text:span text:style-name="T14"> <text:s/>for </text:span><text:span text:style-name="T16">(</text:span><text:span text:style-name="T14">auto </text:span><text:span text:style-name="T16">&amp;i: movies)</text:span><text:line-break/><text:span text:style-name="T16"> <text:s text:c="3"/></text:span><text:span text:style-name="T14">for </text:span><text:span text:style-name="T16">(</text:span><text:span text:style-name="T14">auto </text:span><text:span text:style-name="T16">&amp;j: i.genres)</text:span><text:line-break/><text:span text:style-name="T16"> <text:s text:c="5"/></text:span><text:span text:style-name="T14">if </text:span><text:span text:style-name="T16">(genre == j) {</text:span><text:line-break/><text:span text:style-name="T16"> <text:s text:c="7"/>res.push_back(i)</text:span><text:span text:style-name="T14">;</text:span><text:line-break/><text:span text:style-name="T14"> <text:s text:c="7"/>break;</text:span><text:line-break/><text:span text:style-name="T14"> <text:s text:c="5"/></text:span><text:span text:style-name="T16">}</text:span><text:line-break/><text:line-break/><text:span text:style-name="T16"> <text:s/></text:span><text:span text:style-name="T14">if </text:span><text:span text:style-name="T16">(!res.empty())</text:span><text:line-break/><text:span text:style-name="T16"> <text:s text:c="3"/></text:span><text:span text:style-name="T14">for </text:span><text:span text:style-name="T16">(</text:span><text:span text:style-name="T14">auto </text:span><text:span text:style-name="T16">&amp;i: res)</text:span><text:line-break/><text:span text:style-name="T16"> <text:s text:c="5"/>i.output()</text:span><text:span text:style-name="T14">;</text:span><text:line-break/><text:span text:style-name="T14"> <text:s/>else</text:span><text:line-break/><text:span text:style-name="T14"> <text:s text:c="3"/></text:span><text:span text:style-name="T16">cout &lt;&lt; </text:span><text:span text:style-name="T13">"Фильмов с вашим любимым жанром не обнаружено :("</text:span><text:span text:style-name="T14">;</text:span><text:line-break/><text:span text:style-name="T14"> <text:s/></text:span><text:span text:style-name="T16">cout &lt;&lt; </text:span><text:span text:style-name="T13">"</text:span><text:span text:style-name="T14">\n\n</text:span><text:span text:style-name="T13">"</text:span><text:span text:style-name="T14">;</text:span><text:line-break/><text:span text:style-name="T16">}</text:span><text:line-break/><text:line-break/><text:line-break/><text:span text:style-name="T14">void </text:span><text:span text:style-name="T16">Player::play() {</text:span><text:line-break/><text:span text:style-name="T16"> <text:s/>Movie m = findByTitle()</text:span><text:span text:style-name="T14">;</text:span><text:line-break/><text:span text:style-name="T14"> <text:s/>if </text:span><text:span text:style-name="T16">(m.title != </text:span><text:span text:style-name="T13">"Not Find"</text:span><text:span text:style-name="T16">) {</text:span><text:line-break/><text:span text:style-name="T16"> <text:s text:c="3"/>cout &lt;&lt; </text:span><text:span text:style-name="T13">"Приятного просмотра!</text:span><text:span text:style-name="T14">\n</text:span><text:span text:style-name="T13">"</text:span><text:span text:style-name="T14">;</text:span><text:line-break/><text:span text:style-name="T14"> <text:s text:c="3"/></text:span><text:span text:style-name="T16">Sleep(m.durationSec * </text:span><text:span text:style-name="T18">1000</text:span><text:span text:style-name="T16">)</text:span><text:span text:style-name="T14">;</text:span><text:line-break/><text:span text:style-name="T14"> <text:s text:c="3"/></text:span><text:span text:style-name="T16">cout &lt;&lt; </text:span><text:span text:style-name="T13">"Поздравляем!!! Вы посмотрели фильм: " </text:span><text:span text:style-name="T16">&lt;&lt; m.title</text:span><text:line-break/><text:span text:style-name="T16"> <text:s text:c="8"/>&lt;&lt; </text:span><text:span text:style-name="T13">". Оставьте отзыв:</text:span><text:span text:style-name="T14">\n</text:span><text:span text:style-name="T13">"</text:span><text:span text:style-name="T14">;</text:span><text:line-break/><text:span text:style-name="T14"> <text:s text:c="3"/></text:span><text:span text:style-name="T16">string review</text:span><text:span text:style-name="T14">;</text:span><text:line-break/><text:span text:style-name="T14"> <text:s text:c="3"/></text:span><text:span text:style-name="T16">cin &gt;&gt; review</text:span><text:span text:style-name="T14">;</text:span><text:line-break/><text:span text:style-name="T14"> <text:s text:c="3"/></text:span><text:span text:style-name="T16">m.reviews.push_back(review)</text:span><text:span text:style-name="T14">;</text:span><text:line-break/><text:span text:style-name="T14"> <text:s/></text:span><text:span text:style-name="T16">}</text:span><text:line-break/><text:span text:style-name="T16">}</text:span><text:line-break/><text:line-break/><text:span text:style-name="T14">void </text:span><text:span text:style-name="T16">Upload::upload() {</text:span><text:line-break/><text:span text:style-name="T16"> <text:s/>Movie movie</text:span><text:span text:style-name="T14">;</text:span><text:line-break/><text:span text:style-name="T14"> <text:s/></text:span><text:span text:style-name="T16">cout &lt;&lt; </text:span><text:span text:style-name="T13">"Введите название вашего ролика: "</text:span><text:span text:style-name="T14">;</text:span><text:line-break/><text:span text:style-name="T14"> <text:s/></text:span><text:span text:style-name="T16">cin &gt;&gt; movie.title</text:span><text:span text:style-name="T14">;</text:span><text:line-break/><text:span text:style-name="T14"> <text:s/></text:span><text:span text:style-name="T16">cout &lt;&lt; </text:span><text:span text:style-name="T13">"Ну и названице... Хорошо, сколько длиться этот ваш фильм: "</text:span><text:span text:style-name="T14">;</text:span><text:line-break/><text:span text:style-name="T14"> <text:s/></text:span><text:span text:style-name="T16">cin &gt;&gt; movie.durationSec</text:span><text:span text:style-name="T14">;</text:span><text:line-break/><text:span text:style-name="T14"> <text:s/></text:span><text:span text:style-name="T16">cout</text:span><text:line-break/><text:span text:style-name="T16"> <text:s text:c="3"/>&lt;&lt; </text:span><text:span text:style-name="T13">"С длительностью определились. К каким жанрам вы отнесете свою киноленту (Если вы закончили ввод, напишите </text:span><text:span text:style-name="T14">\"</text:span><text:span text:style-name="T13">Все</text:span><text:span text:style-name="T14">\"</text:span><text:span text:style-name="T13">):"</text:span><text:span text:style-name="T14">;</text:span><text:line-break/><text:span text:style-name="T14"> <text:s/>while </text:span><text:span text:style-name="T16">(</text:span><text:span text:style-name="T14">true</text:span><text:span text:style-name="T16">) {</text:span><text:line-break/><text:span text:style-name="T16"> <text:s text:c="3"/>string genre</text:span><text:span text:style-name="T14">;</text:span><text:line-break/><text:span text:style-name="T14"> <text:s text:c="3"/></text:span><text:span text:style-name="T16">cin &gt;&gt; genre</text:span><text:span text:style-name="T14">;</text:span><text:line-break/><text:span text:style-name="T14"> <text:s text:c="3"/>if </text:span><text:span text:style-name="T16">(genre == </text:span><text:span text:style-name="T13">"</text:span><text:span text:style-name="T14">\"</text:span><text:span text:style-name="T13">Все</text:span><text:span text:style-name="T14">\"</text:span><text:span text:style-name="T13">" </text:span><text:span text:style-name="T16">|| genre == </text:span><text:span text:style-name="T13">"Все"</text:span><text:span text:style-name="T16">) {</text:span><text:line-break/><text:span text:style-name="T16"> <text:s text:c="5"/>cout &lt;&lt; </text:span><text:span text:style-name="T13">"Ну вот и все. Вы добавили свой... Шедевр! Мы благодарны вам.</text:span><text:span text:style-name="T14">\n\n</text:span><text:span text:style-name="T13">"</text:span><text:span text:style-name="T14">;</text:span><text:line-break/><text:span text:style-name="T14"> <text:s text:c="5"/>break;</text:span><text:line-break/><text:span text:style-name="T14"> <text:s text:c="3"/></text:span><text:span text:style-name="T16">}</text:span><text:line-break/><text:span text:style-name="T16"> <text:s text:c="3"/>movie.genres.push_back(genre)</text:span><text:span text:style-name="T14">;</text:span><text:line-break/><text:span text:style-name="T14"> <text:s/></text:span><text:span text:style-name="T16">}</text:span><text:line-break/><text:span text:style-name="T16"> <text:s/>movies.push_back(movie)</text:span><text:span text:style-name="T14">;</text:span><text:line-break/><text:span text:style-name="T16">}</text:span></text:p>
      <text:p text:style-name="P31"/>
      <text:p text:style-name="P25">Контрольные вопросы: </text:p>
      <text:p text:style-name="P26">1. Что такое модуль?</text:p>
      <text:p text:style-name="P26">2. Какие бывают типы модулей в C++?</text:p>
      <text:p text:style-name="P26">3. Структура типа «запись» (Struct).</text:p>
      <text:p text:style-name="P26">4. Что такое интерфейс?</text:p>
      <text:p text:style-name="P26">5. Принципы ООП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1T14:35:03.720000000</dc:date>
    <meta:editing-duration>P6DT5H33M15S</meta:editing-duration>
    <meta:editing-cycles>3</meta:editing-cycles>
    <meta:generator>LibreOffice/7.2.0.4$Windows_X86_64 LibreOffice_project/9a9c6381e3f7a62afc1329bd359cc48accb6435b</meta:generator>
    <meta:document-statistic meta:table-count="0" meta:image-count="0" meta:object-count="0" meta:page-count="5" meta:paragraph-count="30" meta:word-count="680" meta:character-count="5330" meta:non-whitespace-character-count="4201"/>
  </office:meta>
</office:document-meta>
</file>